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2000001F888BDF5C3D1FA4B74.png" manifest:media-type="image/png"/>
  <manifest:file-entry manifest:full-path="Pictures/1000000000000326000001CB1CB6F98D446BED45.png" manifest:media-type="image/png"/>
  <manifest:file-entry manifest:full-path="Pictures/1000000000000278000001C22A97477CC2E120B0.png" manifest:media-type="image/png"/>
  <manifest:file-entry manifest:full-path="Pictures/100000000000029F000001D71F96BF7CF8299F5A.png" manifest:media-type="image/png"/>
  <manifest:file-entry manifest:full-path="Pictures/10000000000002010000019B58FFBCEC5E3C1F1B.png" manifest:media-type="image/png"/>
  <manifest:file-entry manifest:full-path="Pictures/1000000000000284000001FC0283A3ED77F9D1FE.png" manifest:media-type="image/png"/>
  <manifest:file-entry manifest:full-path="Pictures/1000000000000321000002127CD42B22DFCFE7A8.png" manifest:media-type="image/png"/>
  <manifest:file-entry manifest:full-path="Pictures/100000000000032A00000212B8553A3CA09126A9.png" manifest:media-type="image/png"/>
  <manifest:file-entry manifest:full-path="Pictures/100000000000031D000001E554C74F53AF3A217E.png" manifest:media-type="image/png"/>
  <manifest:file-entry manifest:full-path="Pictures/100000000000027D000001A4637BE8DDB499485B.png" manifest:media-type="image/png"/>
  <manifest:file-entry manifest:full-path="Pictures/100000000000027C000001893899A6DEE8D42054.png" manifest:media-type="image/png"/>
  <manifest:file-entry manifest:full-path="Pictures/10000000000002CE000001B751E9F3D8CB17673F.png" manifest:media-type="image/png"/>
  <manifest:file-entry manifest:full-path="Pictures/10000000000002AE000001F2AE9443D8325919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ac39" officeooo:paragraph-rsid="001aac39"/>
    </style:style>
    <style:style style:name="P2" style:family="paragraph" style:parent-style-name="Standard">
      <style:text-properties officeooo:rsid="001bfb75" officeooo:paragraph-rsid="001aac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n1" text:anchor-type="paragraph" svg:x="-0.099cm" svg:y="1.15cm" svg:width="16.988cm" svg:height="13.337cm" draw:z-index="0"><draw:image xlink:href="Pictures/1000000000000282000001F888BDF5C3D1FA4B74.png" xlink:type="simple" xlink:show="embed" xlink:actuate="onLoad"/></draw:frame><draw:frame draw:style-name="fr1" draw:name="Imagen2" text:anchor-type="paragraph" svg:x="0.166cm" svg:y="15.016cm" svg:width="16.723cm" svg:height="11.906cm" draw:z-index="1"><draw:image xlink:href="Pictures/1000000000000278000001C22A97477CC2E120B0.png" xlink:type="simple" xlink:show="embed" xlink:actuate="onLoad"/></draw:frame>Implementando modulo de funciones.</text:p>
      <text:p text:style-name="P1"/>
      <text:p text:style-name="P1"/>
      <text:p text:style-name="P1"><text:soft-page-break/></text:p>
      <text:p text:style-name="P2">Crear documentación</text:p>
      <text:p text:style-name="P2"><draw:frame draw:style-name="fr2" draw:name="Imagen3" text:anchor-type="paragraph" svg:width="17cm" svg:height="13.409cm" draw:z-index="2"><draw:image xlink:href="Pictures/1000000000000284000001FC0283A3ED77F9D1FE.png" xlink:type="simple" xlink:show="embed" xlink:actuate="onLoad"/></draw:frame></text:p>
      <text:p text:style-name="P2"/>
      <text:p text:style-name="P2"><draw:frame draw:style-name="fr2" draw:name="Imagen4" text:anchor-type="paragraph" svg:width="17cm" svg:height="9.68cm" draw:z-index="3"><draw:image xlink:href="Pictures/1000000000000326000001CB1CB6F98D446BED45.png" xlink:type="simple" xlink:show="embed" xlink:actuate="onLoad"/></draw:frame></text:p>
      <text:p text:style-name="P2"><text:soft-page-break/></text:p>
      <text:p text:style-name="P2"><draw:frame draw:style-name="fr2" draw:name="Imagen5" text:anchor-type="paragraph" svg:width="17cm" svg:height="11.247cm" draw:z-index="4"><draw:image xlink:href="Pictures/1000000000000321000002127CD42B22DFCFE7A8.png" xlink:type="simple" xlink:show="embed" xlink:actuate="onLoad"/></draw:frame></text:p>
      <text:p text:style-name="P2"><draw:frame draw:style-name="fr2" draw:name="Imagen6" text:anchor-type="paragraph" svg:width="17cm" svg:height="10.343cm" draw:z-index="5"><draw:image xlink:href="Pictures/100000000000031D000001E554C74F53AF3A217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7" text:anchor-type="paragraph" svg:width="17cm" svg:height="11.123cm" draw:z-index="6"><draw:image xlink:href="Pictures/100000000000032A00000212B8553A3CA09126A9.png" xlink:type="simple" xlink:show="embed" xlink:actuate="onLoad"/></draw:frame><text:soft-page-break/></text:p>
      <text:p text:style-name="P2"/>
      <text:p text:style-name="P2"><draw:frame draw:style-name="fr3" draw:name="Imagen8" text:anchor-type="paragraph" svg:width="13.578cm" svg:height="10.878cm" draw:z-index="7"><draw:image xlink:href="Pictures/10000000000002010000019B58FFBCEC5E3C1F1B.png" xlink:type="simple" xlink:show="embed" xlink:actuate="onLoad"/></draw:frame></text:p>
      <text:p text:style-name="P2"/>
      <text:p text:style-name="P2"><draw:frame draw:style-name="fr4" draw:name="Imagen9" text:anchor-type="paragraph" svg:width="16.856cm" svg:height="11.114cm" draw:z-index="8"><draw:image xlink:href="Pictures/100000000000027D000001A4637BE8DDB499485B.png" xlink:type="simple" xlink:show="embed" xlink:actuate="onLoad"/></draw:frame><text:soft-page-break/></text:p>
      <text:p text:style-name="P2"/>
      <text:p text:style-name="P2"><draw:frame draw:style-name="fr3" draw:name="Imagen10" text:anchor-type="paragraph" svg:width="16.829cm" svg:height="10.398cm" draw:z-index="9"><draw:image xlink:href="Pictures/100000000000027C000001893899A6DEE8D42054.png" xlink:type="simple" xlink:show="embed" xlink:actuate="onLoad"/></draw:frame><draw:frame draw:style-name="fr3" draw:name="Imagen11" text:anchor-type="paragraph" svg:width="16.829cm" svg:height="10.398cm" draw:z-index="10"><draw:image xlink:href="Pictures/100000000000027C000001893899A6DEE8D42054.png" xlink:type="simple" xlink:show="embed" xlink:actuate="onLoad"/></draw:frame></text:p>
      <text:p text:style-name="P2"/>
      <text:p text:style-name="P2"><draw:frame draw:style-name="fr5" draw:name="Imagen12" text:anchor-type="paragraph" svg:width="17cm" svg:height="10.393cm" draw:z-index="11"><draw:image xlink:href="Pictures/10000000000002CE000001B751E9F3D8CB17673F.pn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2" draw:name="Imagen13" text:anchor-type="paragraph" svg:width="17cm" svg:height="11.933cm" draw:z-index="12"><draw:image xlink:href="Pictures/100000000000029F000001D71F96BF7CF8299F5A.png" xlink:type="simple" xlink:show="embed" xlink:actuate="onLoad"/></draw:frame></text:p>
      <text:p text:style-name="P2"/>
      <text:p text:style-name="P2"><draw:frame draw:style-name="fr2" draw:name="Imagen14" text:anchor-type="paragraph" svg:width="17cm" svg:height="12.34cm" draw:z-index="13"><draw:image xlink:href="Pictures/10000000000002AE000001F2AE9443D83259195D.png" xlink:type="simple" xlink:show="embed" xlink:actuate="onLoad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07:09.992000000</meta:creation-date>
    <dc:date>2019-03-13T15:42:51.151000000</dc:date>
    <meta:editing-duration>PT2H25M41S</meta:editing-duration>
    <meta:editing-cycles>9</meta:editing-cycles>
    <meta:generator>LibreOffice/5.2.3.3$Windows_x86 LibreOffice_project/d54a8868f08a7b39642414cf2c8ef2f228f780cf</meta:generator>
    <meta:document-statistic meta:table-count="0" meta:image-count="14" meta:object-count="0" meta:page-count="7" meta:paragraph-count="2" meta:word-count="6" meta:character-count="53" meta:non-whitespace-character-count="49"/>
  </office:meta>
</office:document-meta>
</file>